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3.556cm" svg:height="7.625cm" svg:x="0.344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6.6cm" svg:y="0.75cm">
          <draw:text-box>
            <text:p><text:span text:style-name="T1">|z|</text:span></text:p>
          </draw:text-box>
        </draw:frame>
        <draw:frame draw:style-name="gr2" draw:text-style-name="P3" draw:layer="layout" svg:width="1cm" svg:height="1.65cm" svg:x="13cm" svg:y="8.4cm">
          <draw:text-box>
            <text:p><text:span text:style-name="T1">σ</text:span></text:p>
          </draw:text-box>
        </draw:frame>
        <draw:line draw:style-name="gr3" draw:text-style-name="P4" draw:layer="layout" svg:x1="7.1cm" svg:y1="1.6cm" svg:x2="7.1cm" svg:y2="10.5cm">
          <text:p/>
        </draw:line>
        <draw:frame draw:style-name="gr4" draw:text-style-name="P5" draw:layer="layout" svg:width="0.8cm" svg:height="0.602cm" svg:x="6.4cm" svg:y="8.998cm">
          <draw:text-box>
            <text:p><text:span text:style-name="T2">0</text:span></text:p>
          </draw:text-box>
        </draw:frame>
        <draw:line draw:style-name="gr3" draw:text-style-name="P4" draw:layer="layout" svg:x1="1cm" svg:y1="9cm" svg:x2="13.3cm" svg:y2="9cm">
          <text:p/>
        </draw:line>
        <draw:line draw:style-name="gr5" draw:text-style-name="P4" draw:layer="layout" svg:x1="10.7cm" svg:y1="5.5cm" svg:x2="10.7cm" svg:y2="9cm">
          <text:p/>
        </draw:line>
        <draw:frame draw:style-name="gr4" draw:text-style-name="P5" draw:layer="layout" svg:width="0.8cm" svg:height="0.602cm" svg:x="6.4cm" svg:y="7.4cm">
          <draw:text-box>
            <text:p><text:span text:style-name="T2">1</text:span></text:p>
          </draw:text-box>
        </draw:frame>
        <draw:frame draw:style-name="gr6" draw:text-style-name="P5" draw:layer="layout" svg:width="1.1cm" svg:height="0.953cm" svg:x="10.2cm" svg:y="9cm">
          <draw:text-box>
            <text:p><text:span text:style-name="T2">σ’</text:span></text:p>
          </draw:text-box>
        </draw:frame>
        <draw:line draw:style-name="gr5" draw:text-style-name="P4" draw:layer="layout" svg:x1="10.7cm" svg:y1="5.5cm" svg:x2="7.1cm" svg:y2="5.5cm">
          <text:p/>
        </draw:line>
        <draw:frame draw:style-name="gr7" draw:text-style-name="P5" draw:layer="layout" svg:width="1cm" svg:height="1.304cm" svg:x="6.2cm" svg:y="5.198cm">
          <draw:text-box>
            <text:p><text:span text:style-name="T2">|z’|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7T18:20:46.109431151</dc:date>
    <meta:editing-duration>PT1H50M24S</meta:editing-duration>
    <meta:editing-cycles>39</meta:editing-cycles>
    <meta:generator>LibreOffice/6.4.6.2$Linux_X86_64 LibreOffice_project/40$Build-2</meta:generator>
    <meta:document-statistic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interval-minor-divisor="10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557cm" svg:height="7.626cm" xlink:href="." xlink:type="simple" chart:class="chart:scatter" chart:style-name="ch1">
        <chart:plot-area chart:style-name="ch2" chart:data-source-has-labels="both" svg:x="0.271cm" svg:y="0.152cm" svg:width="13.015cm" svg:height="7.322cm">
          <chartooo:coordinate-region svg:x="0.271cm" svg:y="0.152cm" svg:width="13.015cm" svg:height="7.32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140858420921045">
                <text:p>0.140858420921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14660696213035">
                <text:p>0.14660696213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152590105756884">
                <text:p>0.152590105756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158817426106921">
                <text:p>0.158817426106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17204486382305">
                <text:p>0.17204486382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179066147911493">
                <text:p>0.179066147911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18637397603941">
                <text:p>0.186373976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193980042290892">
                <text:p>0.193980042290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201896517994655">
                <text:p>0.201896517994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210136071200765">
                <text:p>0.210136071200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218711886952215">
                <text:p>0.218711886952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227637688383813">
                <text:p>0.227637688383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236927758682122">
                <text:p>0.236927758682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246596963941606">
                <text:p>0.246596963941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256660776953556">
                <text:p>0.256660776953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26713530196585">
                <text:p>0.26713530196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278037300453194">
                <text:p>0.278037300453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289384217939051">
                <text:p>0.289384217939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313486180882605">
                <text:p>0.313486180882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326279794623039">
                <text:p>0.326279794623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339595525644939">
                <text:p>0.3395955256449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35345468195878">
                <text:p>0.35345468195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382892885975112">
                <text:p>0.382892885975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398519041084514">
                <text:p>0.398519041084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414782911681581">
                <text:p>0.414782911681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43171052342908">
                <text:p>0.43171052342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449328964117222">
                <text:p>0.449328964117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467666427009909">
                <text:p>0.4676664270099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50661699236559">
                <text:p>0.50661699236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527292424043049">
                <text:p>0.527292424043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548811636094026">
                <text:p>0.548811636094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571209063848815">
                <text:p>0.571209063848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594520547970194">
                <text:p>0.594520547970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618783391806141">
                <text:p>0.618783391806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644036421083141">
                <text:p>0.644036421083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670320046035639">
                <text:p>0.670320046035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697676326071031">
                <text:p>0.697676326071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726149037073691">
                <text:p>0.7261490370736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755783741455725">
                <text:p>0.7557837414557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786627861066553">
                <text:p>0.7866278610665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818730753077982">
                <text:p>0.818730753077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3788966211">
                <text:p>0.852143788966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886920436717158">
                <text:p>0.886920436717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23116346386636">
                <text:p>0.923116346386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960789439152323">
                <text:p>0.960789439152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1.04081077419239">
                <text:p>1.04081077419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1.08328706767496">
                <text:p>1.08328706767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1.12749685157938">
                <text:p>1.127496851579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1.17351087099181">
                <text:p>1.17351087099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1.22140275816017">
                <text:p>1.22140275816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1.27124915032141">
                <text:p>1.271249150321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1.32312981233744">
                <text:p>1.32312981233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1.37712776433596">
                <text:p>1.37712776433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1.43332941456034">
                <text:p>1.43332941456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.49182469764127">
                <text:p>1.49182469764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1.55270721851134">
                <text:p>1.55270721851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1.61607440219289">
                <text:p>1.6160744021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1.68202764969889">
                <text:p>1.68202764969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1.7506725002961">
                <text:p>1.75067250029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1.82211880039051">
                <text:p>1.82211880039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1.89648087930495">
                <text:p>1.89648087930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1.97387773223045">
                <text:p>1.973877732230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2.05443321064389">
                <text:p>2.05443321064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2.13827622049682">
                <text:p>2.13827622049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2.22554092849247">
                <text:p>2.225540928492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2.31636697678109">
                <text:p>2.31636697678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2.41089970641721">
                <text:p>2.410899706417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2.5092903899363">
                <text:p>2.5092903899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2.61169647342312">
                <text:p>2.61169647342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2.82921701435156">
                <text:p>2.82921701435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2.94467955106552">
                <text:p>2.94467955106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3.064854203293">
                <text:p>3.064854203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3.18993327611618">
                <text:p>3.18993327611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3.32011692273655">
                <text:p>3.32011692273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3.45561346476268">
                <text:p>3.45561346476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3.59663972556928">
                <text:p>3.59663972556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3.74342137726086">
                <text:p>3.74342137726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3.89619330179522">
                <text:p>3.89619330179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4.05519996684468">
                <text:p>4.05519996684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4.22069581699655">
                <text:p>4.22069581699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4.39294568091876">
                <text:p>4.39294568091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4.57222519514216">
                <text:p>4.57222519514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4.75882124513786">
                <text:p>4.75882124513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4.95303242439512">
                <text:p>4.953032424395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5.15516951223468">
                <text:p>5.15516951223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5.36555597112198">
                <text:p>5.36555597112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5.58452846427606">
                <text:p>5.58452846427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5.81243739440259">
                <text:p>5.81243739440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6.04964746441295">
                <text:p>6.04964746441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6.29653826102666">
                <text:p>6.296538261026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6.55350486219115">
                <text:p>6.55350486219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6.82095846929075">
                <text:p>6.82095846929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7.09932706515663">
                <text:p>7.099327065156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7.38905609893065">
                <text:p>7.38905609893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